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23])" office:value-type="float" office:value="52" calcext:value-type="float">
            <text:p>52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3:03:44.144859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1T13:04:25.245297181</dc:date>
    <meta:editing-duration>PT7H11M38S</meta:editing-duration>
    <meta:editing-cycles>29</meta:editing-cycles>
    <meta:generator>LibreOffice/7.0.0.3$Linux_X86_64 LibreOffice_project/00$Build-3</meta:generator>
    <meta:document-statistic meta:table-count="1" meta:cell-count="62" meta:object-count="0"/>
  </office:meta>
</office:document-meta>
</file>